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3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INING WITH A KING (23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INING WITH THE STINGY (23:6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ELLOWSHIPING WITH FOOLS (23: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DISCIPLINING YOUR CHILDREN (23:10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VOIDING PITFALLS (23:19-2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AVOIDING DRUNKENNESS (23:29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3</dc:title>
    <meta:initial-creator>David STRICKLAND</meta:initial-creator>
    <dc:creator>David STRICKLAND</dc:creator>
    <meta:creation-date>2020-02-22T17:37:08Z</meta:creation-date>
    <dc:date>2020-02-22T17:37:08Z</dc:date>
    <meta:template xlink:href="BibleStudy" xlink:type="simple"/>
    <meta:editing-cycles>1</meta:editing-cycles>
    <meta:editing-duration>PT0S</meta:editing-duration>
    <meta:document-statistic meta:paragraph-count="7" meta:word-count="44"/>
  </office:meta>
</office:document-meta>
</file>